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472in"/>
    </style:style>
    <style:style style:name="co3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0705in" svg:height="3.4181in" svg:x="6.6449in" svg:y="1.9346in">
            <draw:object draw:notify-on-update-of-ranges="Sheet1.A2:Sheet1.A8 Sheet1.B1:Sheet1.B1 Sheet1.B2:Sheet1.B8 Sheet1.A2:Sheet1.A8 Sheet1.C1:Sheet1.C1 Sheet1.C2:Sheet1.C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0.213in" svg:y="1.9008in">
            <draw:object draw:notify-on-update-of-ranges="Sheet1.A2:Sheet1.A8 Sheet1.A2:Sheet1.A8 Sheet1.D1:Sheet1.D1 Sheet1.D2:Sheet1.D8 Sheet1.A2:Sheet1.A8 Sheet1.E1:Sheet1.E1 Sheet1.E2:Sheet1.E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Xi=0</text:p>
          </table:table-cell>
          <table:table-cell office:value-type="string" calcext:value-type="string">
            <text:p>Xi=-1</text:p>
          </table:table-cell>
          <table:table-cell office:value-type="string" calcext:value-type="string">
            <text:p>M*xi=0</text:p>
          </table:table-cell>
          <table:table-cell office:value-type="string" calcext:value-type="string">
            <text:p>M*xi=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2942" calcext:value-type="float">
            <text:p>-0.2942</text:p>
          </table:table-cell>
          <table:table-cell office:value-type="float" office:value="-0.634" calcext:value-type="float">
            <text:p>-0.634</text:p>
          </table:table-cell>
          <table:table-cell table:formula="of:=[.A2]*[.B2]" office:value-type="float" office:value="-0.8826" calcext:value-type="float">
            <text:p>-0.8826</text:p>
          </table:table-cell>
          <table:table-cell table:formula="of:=[.A2]*[.C2]" office:value-type="float" office:value="-1.902" calcext:value-type="float">
            <text:p>-1.9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5161" calcext:value-type="float">
            <text:p>1.5161</text:p>
          </table:table-cell>
          <table:table-cell office:value-type="float" office:value="-2.9247" calcext:value-type="float">
            <text:p>-2.9247</text:p>
          </table:table-cell>
          <table:table-cell table:formula="of:=[.A3]*[.B3]" office:value-type="float" office:value="7.5805" calcext:value-type="float">
            <text:p>7.5805</text:p>
          </table:table-cell>
          <table:table-cell table:formula="of:=[.A3]*[.C3]" office:value-type="float" office:value="-14.6235" calcext:value-type="float">
            <text:p>-14.62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.8474" calcext:value-type="float">
            <text:p>8.8474</text:p>
          </table:table-cell>
          <table:table-cell office:value-type="float" office:value="-6.7705" calcext:value-type="float">
            <text:p>-6.7705</text:p>
          </table:table-cell>
          <table:table-cell table:formula="of:=[.A4]*[.B4]" office:value-type="float" office:value="61.9318" calcext:value-type="float">
            <text:p>61.9318</text:p>
          </table:table-cell>
          <table:table-cell table:formula="of:=[.A4]*[.C4]" office:value-type="float" office:value="-47.3935" calcext:value-type="float">
            <text:p>-47.39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.8336" calcext:value-type="float">
            <text:p>24.8336</text:p>
          </table:table-cell>
          <table:table-cell office:value-type="float" office:value="-12.1313" calcext:value-type="float">
            <text:p>-12.1313</text:p>
          </table:table-cell>
          <table:table-cell table:formula="of:=[.A5]*[.B5]" office:value-type="float" office:value="223.5024" calcext:value-type="float">
            <text:p>223.5024</text:p>
          </table:table-cell>
          <table:table-cell table:formula="of:=[.A5]*[.C5]" office:value-type="float" office:value="-109.1817" calcext:value-type="float">
            <text:p>-109.18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2.487" calcext:value-type="float">
            <text:p>52.487</text:p>
          </table:table-cell>
          <table:table-cell office:value-type="float" office:value="-18.9641" calcext:value-type="float">
            <text:p>-18.9641</text:p>
          </table:table-cell>
          <table:table-cell table:formula="of:=[.A6]*[.B6]" office:value-type="float" office:value="577.357" calcext:value-type="float">
            <text:p>577.357</text:p>
          </table:table-cell>
          <table:table-cell table:formula="of:=[.A6]*[.C6]" office:value-type="float" office:value="-208.6051" calcext:value-type="float">
            <text:p>-208.60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4.7313" calcext:value-type="float">
            <text:p>94.7313</text:p>
          </table:table-cell>
          <table:table-cell office:value-type="float" office:value="-27.227" calcext:value-type="float">
            <text:p>-27.227</text:p>
          </table:table-cell>
          <table:table-cell table:formula="of:=[.A7]*[.B7]" office:value-type="float" office:value="1231.5069" calcext:value-type="float">
            <text:p>1231.5069</text:p>
          </table:table-cell>
          <table:table-cell table:formula="of:=[.A7]*[.C7]" office:value-type="float" office:value="-353.951" calcext:value-type="float">
            <text:p>-353.9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4.4182" calcext:value-type="float">
            <text:p>154.4182</text:p>
          </table:table-cell>
          <table:table-cell office:value-type="float" office:value="-36.8806" calcext:value-type="float">
            <text:p>-36.8806</text:p>
          </table:table-cell>
          <table:table-cell table:formula="of:=[.A8]*[.B8]" office:value-type="float" office:value="2316.273" calcext:value-type="float">
            <text:p>2316.273</text:p>
          </table:table-cell>
          <table:table-cell table:formula="of:=[.A8]*[.C8]" office:value-type="float" office:value="-553.209" calcext:value-type="float">
            <text:p>-553.209</text:p>
          </table:table-cell>
        </table:table-row>
      </table:table>
      <table:table table:name="Sheet2" table:style-name="ta1">
        <table:shapes>
          <draw:frame draw:z-index="0" draw:style-name="gr1" draw:text-style-name="P1" svg:width="6.2988in" svg:height="3.5429in" svg:x="6.7713in" svg:y="2.2878in">
            <draw:object draw:notify-on-update-of-ranges="Sheet2.A2:Sheet2.A9 Sheet2.B1:Sheet2.B1 Sheet2.B2:Sheet2.B9 Sheet2.A2:Sheet2.A9 Sheet2.C1:Sheet2.C1 Sheet2.C2:Sheet2.C9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x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table:formula="of:=30*[.A2]^2+48*[.A2]+15" office:value-type="float" office:value="-3" calcext:value-type="float">
            <text:p>-3</text:p>
          </table:table-cell>
          <table:table-cell table:formula="of:=-18*[.A2]^2-28*[.A2]-9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9" calcext:value-type="float">
            <text:p>-9</text:p>
          </table:table-cell>
          <table:table-cell table:formula="of:=30*[.A3]^2+48*[.A3]+15" office:value-type="float" office:value="15" calcext:value-type="float">
            <text:p>15</text:p>
          </table:table-cell>
          <table:table-cell table:formula="of:=-18*[.A3]^2-28*[.A3]-9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-55" calcext:value-type="float">
            <text:p>-55</text:p>
          </table:table-cell>
          <table:table-cell table:formula="of:=30*[.A4]^2+48*[.A4]+15" office:value-type="float" office:value="93" calcext:value-type="float">
            <text:p>93</text:p>
          </table:table-cell>
          <table:table-cell table:formula="of:=-18*[.A4]^2-28*[.A4]-9"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1" calcext:value-type="float">
            <text:p>231</text:p>
          </table:table-cell>
          <table:table-cell office:value-type="float" office:value="-137" calcext:value-type="float">
            <text:p>-137</text:p>
          </table:table-cell>
          <table:table-cell table:formula="of:=30*[.A5]^2+48*[.A5]+15" office:value-type="float" office:value="231" calcext:value-type="float">
            <text:p>231</text:p>
          </table:table-cell>
          <table:table-cell table:formula="of:=-18*[.A5]^2-28*[.A5]-9" office:value-type="float" office:value="-137" calcext:value-type="float">
            <text:p>-1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9" calcext:value-type="float">
            <text:p>429</text:p>
          </table:table-cell>
          <table:table-cell office:value-type="float" office:value="-255" calcext:value-type="float">
            <text:p>-255</text:p>
          </table:table-cell>
          <table:table-cell table:formula="of:=30*[.A6]^2+48*[.A6]+15" office:value-type="float" office:value="429" calcext:value-type="float">
            <text:p>429</text:p>
          </table:table-cell>
          <table:table-cell table:formula="of:=-18*[.A6]^2-28*[.A6]-9" office:value-type="float" office:value="-255" calcext:value-type="float">
            <text:p>-2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87" calcext:value-type="float">
            <text:p>687</text:p>
          </table:table-cell>
          <table:table-cell office:value-type="float" office:value="-409" calcext:value-type="float">
            <text:p>-409</text:p>
          </table:table-cell>
          <table:table-cell table:formula="of:=30*[.A7]^2+48*[.A7]+15" office:value-type="float" office:value="687" calcext:value-type="float">
            <text:p>687</text:p>
          </table:table-cell>
          <table:table-cell table:formula="of:=-18*[.A7]^2-28*[.A7]-9" office:value-type="float" office:value="-409" calcext:value-type="float">
            <text:p>-4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5" calcext:value-type="float">
            <text:p>1005</text:p>
          </table:table-cell>
          <table:table-cell office:value-type="float" office:value="-599" calcext:value-type="float">
            <text:p>-599</text:p>
          </table:table-cell>
          <table:table-cell table:formula="of:=30*[.A8]^2+48*[.A8]+15" office:value-type="float" office:value="1005" calcext:value-type="float">
            <text:p>1005</text:p>
          </table:table-cell>
          <table:table-cell table:formula="of:=-18*[.A8]^2-28*[.A8]-9" office:value-type="float" office:value="-599" calcext:value-type="float">
            <text:p>-5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83" calcext:value-type="float">
            <text:p>1383</text:p>
          </table:table-cell>
          <table:table-cell office:value-type="float" office:value="-825" calcext:value-type="float">
            <text:p>-825</text:p>
          </table:table-cell>
          <table:table-cell table:formula="of:=30*[.A9]^2+48*[.A9]+15" office:value-type="float" office:value="1383" calcext:value-type="float">
            <text:p>1383</text:p>
          </table:table-cell>
          <table:table-cell table:formula="of:=-18*[.A9]^2-28*[.A9]-9" office:value-type="float" office:value="-825" calcext:value-type="float">
            <text:p>-8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formula="of:=30*[.A10]^2+48*[.A10]+15" office:value-type="float" office:value="1821" calcext:value-type="float">
            <text:p>1821</text:p>
          </table:table-cell>
          <table:table-cell table:formula="of:=-18*[.A10]^2-28*[.A10]-9" office:value-type="float" office:value="-1087" calcext:value-type="float">
            <text:p>-10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formula="of:=30*[.A11]^2+48*[.A11]+15" office:value-type="float" office:value="2319" calcext:value-type="float">
            <text:p>2319</text:p>
          </table:table-cell>
          <table:table-cell table:formula="of:=-18*[.A11]^2-28*[.A11]-9" office:value-type="float" office:value="-1385" calcext:value-type="float">
            <text:p>-13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formula="of:=30*[.A12]^2+48*[.A12]+15" office:value-type="float" office:value="2877" calcext:value-type="float">
            <text:p>2877</text:p>
          </table:table-cell>
          <table:table-cell table:formula="of:=-18*[.A12]^2-28*[.A12]-9" office:value-type="float" office:value="-1719" calcext:value-type="float">
            <text:p>-17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formula="of:=30*[.A13]^2+48*[.A13]+15" office:value-type="float" office:value="3495" calcext:value-type="float">
            <text:p>3495</text:p>
          </table:table-cell>
          <table:table-cell table:formula="of:=-18*[.A13]^2-28*[.A13]-9" office:value-type="float" office:value="-2089" calcext:value-type="float">
            <text:p>-2089</text:p>
          </table:table-cell>
        </table:table-row>
      </table:table>
      <table:table table:name="Sheet3" table:style-name="ta1">
        <table:shapes>
          <draw:frame draw:z-index="0" draw:style-name="gr1" draw:text-style-name="P1" svg:width="6.2988in" svg:height="3.5429in" svg:x="3.7362in" svg:y="2.3815in">
            <draw:object draw:notify-on-update-of-ranges="Sheet3.A2:Sheet3.A7 Sheet3.B1:Sheet3.B1 Sheet3.B2:Sheet3.B7 Sheet3.A2:Sheet3.A7 Sheet3.C1:Sheet3.C1 Sheet3.C2:Sheet3.C7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x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7375" calcext:value-type="float">
            <text:p>17375</text:p>
          </table:table-cell>
          <table:table-cell office:value-type="float" office:value="-7806" calcext:value-type="float">
            <text:p>-780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21" calcext:value-type="float">
            <text:p>2721</text:p>
          </table:table-cell>
          <table:table-cell office:value-type="float" office:value="-550" calcext:value-type="float">
            <text:p>-55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47" calcext:value-type="float">
            <text:p>6047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353" calcext:value-type="float">
            <text:p>27353</text:p>
          </table:table-cell>
          <table:table-cell office:value-type="float" office:value="-6030" calcext:value-type="float">
            <text:p>-603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6639" calcext:value-type="float">
            <text:p>66639</text:p>
          </table:table-cell>
          <table:table-cell office:value-type="float" office:value="-18766" calcext:value-type="float">
            <text:p>-1876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3905" calcext:value-type="float">
            <text:p>123905</text:p>
          </table:table-cell>
          <table:table-cell office:value-type="float" office:value="-38166" calcext:value-type="float">
            <text:p>-3816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</table:table>
      <table:table table:name="Sheet4" table:style-name="ta1">
        <table:shapes>
          <draw:frame draw:z-index="0" draw:style-name="gr1" draw:text-style-name="P1" svg:width="6.2988in" svg:height="3.5429in" svg:x="4.8571in" svg:y="0.5205in">
            <draw:object draw:notify-on-update-of-ranges="Sheet4.A1:Sheet4.A1 Sheet4.A2:Sheet4.A6 Sheet4.B1:Sheet4.B1 Sheet4.B2:Sheet4.B6 Sheet4.A1:Sheet4.A1 Sheet4.A2:Sheet4.A6 Sheet4.C1:Sheet4.C1 Sheet4.C2:Sheet4.C6 Sheet4.A1:Sheet4.A1 Sheet4.A2:Sheet4.A6 Sheet4.D1:Sheet4.D1 Sheet4.D2:Sheet4.D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Ground state norm</text:p>
          </table:table-cell>
          <table:table-cell office:value-type="string" calcext:value-type="string">
            <text:p>Norm/Bit</text:p>
          </table:table-cell>
          <table:table-cell office:value-type="string" calcext:value-type="string">
            <text:p>Norm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6456" calcext:value-type="float">
            <text:p>2.6456</text:p>
          </table:table-cell>
          <table:table-cell table:formula="of:=[.B2]/[.A2]" office:value-type="float" office:value="0.881866666666667" calcext:value-type="float">
            <text:p>0.8818666667</text:p>
          </table:table-cell>
          <table:table-cell office:value-type="float" office:value="2.6456" calcext:value-type="float">
            <text:p>2.64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6286" calcext:value-type="float">
            <text:p>2.6286</text:p>
          </table:table-cell>
          <table:table-cell table:formula="of:=[.B3]/[.A3]" office:value-type="float" office:value="0.52572" calcext:value-type="float">
            <text:p>0.52572</text:p>
          </table:table-cell>
          <table:table-cell office:value-type="float" office:value="2.6154" calcext:value-type="float">
            <text:p>2.61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1769" calcext:value-type="float">
            <text:p>2.1769</text:p>
          </table:table-cell>
          <table:table-cell table:formula="of:=[.B4]/[.A4]" office:value-type="float" office:value="0.310985714285714" calcext:value-type="float">
            <text:p>0.3109857143</text:p>
          </table:table-cell>
          <table:table-cell office:value-type="float" office:value="2.1006" calcext:value-type="float">
            <text:p>2.10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8311" calcext:value-type="float">
            <text:p>1.8311</text:p>
          </table:table-cell>
          <table:table-cell table:formula="of:=[.B5]/[.A5]" office:value-type="float" office:value="0.203455555555556" calcext:value-type="float">
            <text:p>0.2034555556</text:p>
          </table:table-cell>
          <table:table-cell office:value-type="float" office:value="1.6701" calcext:value-type="float">
            <text:p>1.67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5981" calcext:value-type="float">
            <text:p>1.5981</text:p>
          </table:table-cell>
          <table:table-cell table:formula="of:=[.B6]/[.A6]" office:value-type="float" office:value="0.145281818181818" calcext:value-type="float">
            <text:p>0.1452818182</text:p>
          </table:table-cell>
          <table:table-cell office:value-type="float" office:value="1.3488" calcext:value-type="float">
            <text:p>1.34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7">00/00/0000</text:date>, <text:time style:data-style-name="N2" text:time-value="14:37:11.0136820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0T21:46:29.065653326</meta:creation-date>
    <dc:date>2016-07-27T17:40:26.545532418</dc:date>
    <meta:editing-duration>PT17H46M4S</meta:editing-duration>
    <meta:editing-cycles>9</meta:editing-cycles>
    <meta:generator>LibreOffice/4.2.7.2$Linux_X86_64 LibreOffice_project/420m0$Build-2</meta:generator>
    <meta:document-statistic meta:table-count="4" meta:cell-count="14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7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" chart:style-name="ch1">
        <chart:legend chart:legend-position="end" svg:x="11.455cm" svg:y="3.454cm" style:legend-expansion="high" chart:style-name="ch2"/>
        <chart:plot-area chart:style-name="ch3" table:cell-range-address="Sheet1.A2:Sheet1.A8 Sheet1.D1:Sheet1.E8" chart:data-source-has-labels="both" svg:x="0.32cm" svg:y="0.18cm" svg:width="10.815cm" svg:height="8.64cm">
          <chartooo:coordinate-region svg:x="1.418cm" svg:y="0.379cm" svg:width="9.53cm" svg:height="8.242cm"/>
          <chart:axis chart:dimension="x" chart:name="primary-x" chart:style-name="ch4" chartooo:axis-type="auto">
            <chart:categories table:cell-range-address="Sheet1.A2:Sheet1.A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8" chart:label-cell-address="Sheet1.D1:Sheet1.D1" chart:class="chart:scatter">
            <chart:domain table:cell-range-address="Sheet1.A2:Sheet1.A8"/>
            <chart:regression-curve chart:style-name="ch7">
              <chart:equation chart:display-equation="true" chart:display-r-square="false" svg:x="1.411cm" svg:y="0.849cm"/>
            </chart:regression-curve>
            <chart:data-point chart:repeated="7"/>
          </chart:series>
          <chart:series chart:style-name="ch8" chart:values-cell-range-address="Sheet1.E2:Sheet1.E8" chart:label-cell-address="Sheet1.E1:Sheet1.E1" chart:class="chart:scatter">
            <chart:regression-curve chart:style-name="ch9">
              <chart:equation chart:display-equation="true" chart:display-r-square="false" svg:x="2.538cm" svg:y="7.964cm"/>
            </chart:regression-curve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*xi=0</text:p>
                <draw:g>
                  <svg:desc>Sheet1.D1:Sheet1.D1</svg:desc>
                </draw:g>
              </table:table-cell>
              <table:table-cell office:value-type="string">
                <text:p>M*xi=-1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/>
                <draw:g>
                  <svg:desc>Sheet1.A2:Sheet1.A8</svg:desc>
                </draw:g>
              </table:table-cell>
              <table:table-cell office:value-type="float" office:value="3">
                <text:p>3</text:p>
                <draw:g>
                  <svg:desc>Sheet1.A2:Sheet1.A8</svg:desc>
                </draw:g>
              </table:table-cell>
              <table:table-cell office:value-type="float" office:value="-0.8826">
                <text:p>-0.8826</text:p>
                <draw:g>
                  <svg:desc>Sheet1.D2:Sheet1.D8</svg:desc>
                </draw:g>
              </table:table-cell>
              <table:table-cell office:value-type="float" office:value="-1.902">
                <text:p>-1.902</text:p>
                <draw:g>
                  <svg:desc>Sheet1.E2:Sheet1.E8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7.5805">
                <text:p>7.5805</text:p>
              </table:table-cell>
              <table:table-cell office:value-type="float" office:value="-14.6235">
                <text:p>-14.623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61.9318">
                <text:p>61.9318</text:p>
              </table:table-cell>
              <table:table-cell office:value-type="float" office:value="-47.3935">
                <text:p>-47.393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23.5024">
                <text:p>223.5024</text:p>
              </table:table-cell>
              <table:table-cell office:value-type="float" office:value="-109.1817">
                <text:p>-109.181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577.357">
                <text:p>577.357</text:p>
              </table:table-cell>
              <table:table-cell office:value-type="float" office:value="-208.6051">
                <text:p>-208.605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231.5069">
                <text:p>1231.5069</text:p>
              </table:table-cell>
              <table:table-cell office:value-type="float" office:value="-353.951">
                <text:p>-353.95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2316.273">
                <text:p>2316.273</text:p>
              </table:table-cell>
              <table:table-cell office:value-type="float" office:value="-553.209">
                <text:p>-553.2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42cm" svg:height="8.683cm" xlink:href=".." xlink:type="simple" chart:class="chart:scatter" chart:style-name="ch1">
        <chart:legend chart:legend-position="end" svg:x="11.245cm" svg:y="3.295cm" style:legend-expansion="high" chart:style-name="ch2"/>
        <chart:plot-area chart:style-name="ch3" table:cell-range-address="Sheet1.A2:Sheet1.C8 Sheet1.B1:Sheet1.C1" chart:data-source-has-labels="row" svg:x="0.308cm" svg:y="0.173cm" svg:width="10.629cm" svg:height="8.337cm">
          <chartooo:coordinate-region svg:x="1.115cm" svg:y="0.372cm" svg:width="9.635cm" svg:height="7.93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8" chart:label-cell-address="Sheet1.B1:Sheet1.B1" chart:class="chart:scatter">
            <chart:domain table:cell-range-address="Sheet1.A2:Sheet1.A8"/>
            <chart:regression-curve chart:style-name="ch7">
              <chart:equation chart:display-equation="true" chart:display-r-square="false" svg:x="2.219cm" svg:y="0.657cm"/>
            </chart:regression-curve>
            <chart:data-point chart:repeated="7"/>
          </chart:series>
          <chart:series chart:style-name="ch8" chart:values-cell-range-address="Sheet1.C2:Sheet1.C8" chart:label-cell-address="Sheet1.C1:Sheet1.C1" chart:class="chart:scatter">
            <chart:regression-curve chart:style-name="ch9">
              <chart:equation chart:display-equation="true" chart:display-r-square="false" svg:x="6.377cm" svg:y="5.635cm"/>
            </chart:regression-curve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i=0</text:p>
                <draw:g>
                  <svg:desc>Sheet1.B1:Sheet1.B1</svg:desc>
                </draw:g>
              </table:table-cell>
              <table:table-cell office:value-type="string">
                <text:p>Xi=-1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A2:Sheet1.A8</svg:desc>
                </draw:g>
              </table:table-cell>
              <table:table-cell office:value-type="float" office:value="-0.2942">
                <text:p>-0.2942</text:p>
                <draw:g>
                  <svg:desc>Sheet1.B2:Sheet1.B8</svg:desc>
                </draw:g>
              </table:table-cell>
              <table:table-cell office:value-type="float" office:value="-0.634">
                <text:p>-0.634</text:p>
                <draw:g>
                  <svg:desc>Sheet1.C2:Sheet1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.5161">
                <text:p>1.5161</text:p>
              </table:table-cell>
              <table:table-cell office:value-type="float" office:value="-2.9247">
                <text:p>-2.92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8.8474">
                <text:p>8.8474</text:p>
              </table:table-cell>
              <table:table-cell office:value-type="float" office:value="-6.7705">
                <text:p>-6.77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4.8336">
                <text:p>24.8336</text:p>
              </table:table-cell>
              <table:table-cell office:value-type="float" office:value="-12.1313">
                <text:p>-12.13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52.487">
                <text:p>52.487</text:p>
              </table:table-cell>
              <table:table-cell office:value-type="float" office:value="-18.9641">
                <text:p>-18.96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94.7313">
                <text:p>94.7313</text:p>
              </table:table-cell>
              <table:table-cell office:value-type="float" office:value="-27.227">
                <text:p>-27.2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54.4182">
                <text:p>154.4182</text:p>
              </table:table-cell>
              <table:table-cell office:value-type="float" office:value="-36.8806">
                <text:p>-36.88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98cm" svg:y="3.703cm" style:legend-expansion="high" chart:style-name="ch2"/>
        <chart:plot-area chart:style-name="ch3" table:cell-range-address="Sheet4.A1:Sheet4.D6" chart:data-source-has-labels="row" svg:x="0.32cm" svg:y="0.18cm" svg:width="11.158cm" svg:height="8.64cm">
          <chartooo:coordinate-region svg:x="1.047cm" svg:y="0.379cm" svg:width="10.24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B2:Sheet4.B6" chart:label-cell-address="Sheet4.B1:Sheet4.B1" chart:class="chart:scatter">
            <chart:domain table:cell-range-address="Sheet4.A2:Sheet4.A6"/>
            <chart:data-point chart:repeated="5"/>
          </chart:series>
          <chart:series chart:style-name="ch7" chart:values-cell-range-address="Sheet4.C2:Sheet4.C6" chart:label-cell-address="Sheet4.C1:Sheet4.C1" chart:class="chart:scatter">
            <chart:data-point chart:repeated="5"/>
          </chart:series>
          <chart:series chart:style-name="ch8" chart:values-cell-range-address="Sheet4.D2:Sheet4.D6" chart:label-cell-address="Sheet4.D1:Sheet4.D1" chart:class="chart:scatte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round state norm</text:p>
                <draw:g>
                  <svg:desc>Sheet4.B1:Sheet4.B1</svg:desc>
                </draw:g>
              </table:table-cell>
              <table:table-cell office:value-type="string">
                <text:p>Norm/Bit</text:p>
                <draw:g>
                  <svg:desc>Sheet4.C1:Sheet4.C1</svg:desc>
                </draw:g>
              </table:table-cell>
              <table:table-cell office:value-type="string">
                <text:p>Norm2</text:p>
                <draw:g>
                  <svg:desc>Sheet4.D1:Sheet4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4.A2:Sheet4.A6</svg:desc>
                </draw:g>
              </table:table-cell>
              <table:table-cell office:value-type="float" office:value="2.6456">
                <text:p>2.6456</text:p>
                <draw:g>
                  <svg:desc>Sheet4.B2:Sheet4.B6</svg:desc>
                </draw:g>
              </table:table-cell>
              <table:table-cell office:value-type="float" office:value="0.881866666666667">
                <text:p>0.881866666666667</text:p>
                <draw:g>
                  <svg:desc>Sheet4.C2:Sheet4.C6</svg:desc>
                </draw:g>
              </table:table-cell>
              <table:table-cell office:value-type="float" office:value="2.6456">
                <text:p>2.6456</text:p>
                <draw:g>
                  <svg:desc>Sheet4.D2:Sheet4.D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.6286">
                <text:p>2.6286</text:p>
              </table:table-cell>
              <table:table-cell office:value-type="float" office:value="0.52572">
                <text:p>0.52572</text:p>
              </table:table-cell>
              <table:table-cell office:value-type="float" office:value="2.6154">
                <text:p>2.61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2.1769">
                <text:p>2.1769</text:p>
              </table:table-cell>
              <table:table-cell office:value-type="float" office:value="0.310985714285714">
                <text:p>0.310985714285714</text:p>
              </table:table-cell>
              <table:table-cell office:value-type="float" office:value="2.1006">
                <text:p>2.10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.8311">
                <text:p>1.8311</text:p>
              </table:table-cell>
              <table:table-cell office:value-type="float" office:value="0.203455555555556">
                <text:p>0.203455555555556</text:p>
              </table:table-cell>
              <table:table-cell office:value-type="float" office:value="1.6701">
                <text:p>1.67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.5981">
                <text:p>1.5981</text:p>
              </table:table-cell>
              <table:table-cell office:value-type="float" office:value="0.145281818181818">
                <text:p>0.145281818181818</text:p>
              </table:table-cell>
              <table:table-cell office:value-type="float" office:value="1.3488">
                <text:p>1.34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07cm" svg:y="3.454cm" style:legend-expansion="high" chart:style-name="ch2"/>
        <chart:plot-area chart:style-name="ch3" table:cell-range-address="Sheet2.A2:Sheet2.C9 Sheet2.B1:Sheet2.C1" chart:data-source-has-labels="row" svg:x="0.32cm" svg:y="0.18cm" svg:width="11.767cm" svg:height="8.64cm">
          <chartooo:coordinate-region svg:x="0.466cm" svg:y="0.379cm" svg:width="11.527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2:Sheet2.B9" chart:label-cell-address="Sheet2.B1:Sheet2.B1" chart:class="chart:scatter">
            <chart:domain table:cell-range-address="Sheet2.A2:Sheet2.A9"/>
            <chart:regression-curve chart:style-name="ch7">
              <chart:equation chart:display-equation="true" chart:display-r-square="false" svg:x="4.521cm" svg:y="2.524cm"/>
            </chart:regression-curve>
            <chart:data-point chart:repeated="8"/>
          </chart:series>
          <chart:series chart:style-name="ch8" chart:values-cell-range-address="Sheet2.C2:Sheet2.C9" chart:label-cell-address="Sheet2.C1:Sheet2.C1" chart:class="chart:scatter">
            <chart:regression-curve chart:style-name="ch9">
              <chart:equation chart:display-equation="true" chart:display-r-square="false" svg:x="9.665cm" svg:y="6.69cm"/>
            </chart:regression-curve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</text:p>
                <draw:g>
                  <svg:desc>Sheet2.B1:Sheet2.B1</svg:desc>
                </draw:g>
              </table:table-cell>
              <table:table-cell office:value-type="string">
                <text:p>B</text:p>
                <draw:g>
                  <svg:desc>Sheet2.C1:Sheet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2.A2:Sheet2.A9</svg:desc>
                </draw:g>
              </table:table-cell>
              <table:table-cell office:value-type="float" office:value="-3">
                <text:p>-3</text:p>
                <draw:g>
                  <svg:desc>Sheet2.B2:Sheet2.B9</svg:desc>
                </draw:g>
              </table:table-cell>
              <table:table-cell office:value-type="float" office:value="1">
                <text:p>1</text:p>
                <draw:g>
                  <svg:desc>Sheet2.C2:Sheet2.C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93">
                <text:p>93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31">
                <text:p>231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29">
                <text:p>429</text:p>
              </table:table-cell>
              <table:table-cell office:value-type="float" office:value="-255">
                <text:p>-2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687">
                <text:p>687</text:p>
              </table:table-cell>
              <table:table-cell office:value-type="float" office:value="-409">
                <text:p>-4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005">
                <text:p>1005</text:p>
              </table:table-cell>
              <table:table-cell office:value-type="float" office:value="-599">
                <text:p>-5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383">
                <text:p>1383</text:p>
              </table:table-cell>
              <table:table-cell office:value-type="float" office:value="-825">
                <text:p>-8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07cm" svg:y="3.454cm" style:legend-expansion="high" chart:style-name="ch2"/>
        <chart:plot-area chart:style-name="ch3" table:cell-range-address="Sheet3.A2:Sheet3.C7 Sheet3.B1:Sheet3.C1" chart:data-source-has-labels="row" svg:x="0.32cm" svg:y="0.18cm" svg:width="11.767cm" svg:height="8.64cm">
          <chartooo:coordinate-region svg:x="0.466cm" svg:y="0.379cm" svg:width="11.527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B2:Sheet3.B7" chart:label-cell-address="Sheet3.B1:Sheet3.B1" chart:class="chart:scatter">
            <chart:domain table:cell-range-address="Sheet3.A2:Sheet3.A7"/>
            <chart:regression-curve chart:style-name="ch7">
              <chart:equation chart:display-equation="true" chart:display-r-square="false" svg:x="4.009cm" svg:y="2.576cm"/>
            </chart:regression-curve>
            <chart:data-point chart:repeated="6"/>
          </chart:series>
          <chart:series chart:style-name="ch8" chart:values-cell-range-address="Sheet3.C2:Sheet3.C7" chart:label-cell-address="Sheet3.C1:Sheet3.C1" chart:class="chart:scatter">
            <chart:regression-curve chart:style-name="ch9">
              <chart:equation chart:display-equation="true" chart:display-r-square="false" svg:x="4.038cm" svg:y="7.235cm"/>
            </chart:regression-curve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</text:p>
                <draw:g>
                  <svg:desc>Sheet3.B1:Sheet3.B1</svg:desc>
                </draw:g>
              </table:table-cell>
              <table:table-cell office:value-type="string">
                <text:p>B</text:p>
                <draw:g>
                  <svg:desc>Sheet3.C1:Sheet3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3.A2:Sheet3.A7</svg:desc>
                </draw:g>
              </table:table-cell>
              <table:table-cell office:value-type="float" office:value="17375">
                <text:p>17375</text:p>
                <draw:g>
                  <svg:desc>Sheet3.B2:Sheet3.B7</svg:desc>
                </draw:g>
              </table:table-cell>
              <table:table-cell office:value-type="float" office:value="-7806">
                <text:p>-7806</text:p>
                <draw:g>
                  <svg:desc>Sheet3.C2:Sheet3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721">
                <text:p>2721</text:p>
              </table:table-cell>
              <table:table-cell office:value-type="float" office:value="-550">
                <text:p>-5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6047">
                <text:p>604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7353">
                <text:p>27353</text:p>
              </table:table-cell>
              <table:table-cell office:value-type="float" office:value="-6030">
                <text:p>-60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66639">
                <text:p>66639</text:p>
              </table:table-cell>
              <table:table-cell office:value-type="float" office:value="-18766">
                <text:p>-187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23905">
                <text:p>123905</text:p>
              </table:table-cell>
              <table:table-cell office:value-type="float" office:value="-38166">
                <text:p>-3816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